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4.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ef2c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2efd9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d7d31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c55a11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7b7b7b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e7e6e6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d965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bf9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70ad47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bdd6e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0070c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9999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" office:value-type="string" calcext:value-type="string">
            <text:p>1. Eu gosto do meu trabalh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. Eu me sentiria seguro(a) se fosse tratado (a) aqui como pacient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2" office:value-type="string" calcext:value-type="string">
            <text:p>3. Os erros médicos* são tradados de modo apropriado neste hospital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4. Toda informação necessária está disponível, antes do início de um procedimento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5. A administração deste hospital está fazendo um bom trabalho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6. A administração deste hospital apoia meus esforços diários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7. Eu recebo retorno apropriado sobre o meu desempenho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8. Na Sala de Cirurgia é difícil discutir os erros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9. A transmissão de informações entre os profissionais do Centro Cirúrgico antes da realização de um procedimento cirúrgico é importante para a segurança do paciente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5" office:value-type="string" calcext:value-type="string">
            <text:p>10. A transmissão de informações é comum no Centro Cirúrgico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11. Este hospital é um bom lugar para se trabalhar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6" office:value-type="string" calcext:value-type="string">
            <text:p>12. O cansaço prejudica meu desempenho durante situações de emergência.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table:style-name="ce7" office:value-type="string" calcext:value-type="string">
            <text:p>13. A administração do hospital não compromete, conscientemente, a segurança dos pacientes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14. Neste Centro Cirúrgico o número de profissionais é suficiente para atender o número de pacientes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16. Sou encorajado (a) por meus colegas a informar qualquer preocupação que eu possa ter com a segurança do paciente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15. A tomada de decisão no Centro Cirúrgico utiliza informações dos profissionais envolvidos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17. A cultura de segurança neste Centro Cirúrgico torna fácil aprender com os erros dos outros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18. O hospital lida de maneira construtiva com os profissionais problemático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5" office:value-type="string" calcext:value-type="string">
            <text:p>19. Os equipamentos deste Centro Cirúrgico são adequados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20. Neste Centro Cirúrgico é difícil manifestar-me abertamente se eu percebo um problema envolvendo o cuidado do paciente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21. Quando a minha carga de trabalho se torna excessiva, meu desempenho é prejudicado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22. Recebo informações adequadas e oportunas sobre ocorrências no hospital, que podem afetar o meu trabalho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style-name="ce8" office:value-type="string" calcext:value-type="string">
            <text:p>23. Eu conheço os meios adequados para encaminhar questões relacionadas à segurança do paciente neste Centro Cirúrgic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24. Sou menos eficiente no trabalho quando estou cansado (a)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25. Eu tenho maior probabilidade de cometer erros em situações tensas ou hostis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8" office:value-type="string" calcext:value-type="string">
            <text:p>26. É fácil para os profissionais que atuam neste Centro Cirúrgico fazerem perguntas quando existe algo que não entendem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27. Profissionais conseguem deixar os problemas pessoais para trás, quando estão trabalhando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10" office:value-type="string" calcext:value-type="string">
            <text:p>28. O moral neste Centro Cirúrgico é alto.</text:p>
          </table:table-cell>
          <table:table-cell table:number-columns-repeated="5"/>
          <table:table-cell office:value-type="string" calcext:value-type="string">
            <text:p>X</text:p>
          </table:table-cell>
        </table:table-row>
        <table:table-row table:style-name="ro2">
          <table:table-cell table:style-name="ce10" office:value-type="string" calcext:value-type="string">
            <text:p>29. A equipe médica deste Centro Cirúrgico faz um bom trabalho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10" office:value-type="string" calcext:value-type="string">
            <text:p>30. Todo o pessoal do Centro Cirúrgico assume responsabilidade pela segurança do paciente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31. Sinto-me cansado (a) quando levanto pela manhã e tenho que enfrentar outro dia de trabalho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32. A segurança do paciente é, constantemente, reforçada como prioridade aqui no Centro Cirúrgico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33. Eu me sinto exausto (a) com o meu trabalho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34. Assuntos importantes são bem comunicados nas mudanças de turno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35. Aqui existe adesão ampla às diretrizes clínicas e critérios baseados em evidências relacionados com segurança do paciente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36. Sinto me frustrado(a) com o meu trabalho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>
            <text:p>37. Sinto que estou trabalhando demai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10" office:value-type="string" calcext:value-type="string">
            <text:p>38. As informações obtidas por meio dos relatórios de eventos adversos são usadas para tornar a assistência do paciente mais segura neste Centro Cirúrgico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39. O cirurgião ou o cirurgião assistente deveria estar formalmente na coordenação da equipe da Sala Cirúrgica, durante o procedimento cirúrgico.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40. Falhas na comunicação que levam a atrasos para iniciar os procedimentos cirúrgicos são comun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style-name="ce13" office:value-type="string" calcext:value-type="string">
            <text:p>41. Você respondeu a essa pesquisa antes? ( ) Sim ( ) Não ( ) Não Sei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28" table:number-columns-repeated="2"/>
          <table:table-cell/>
        </table:table-row>
        <table:table-row table:style-name="ro1">
          <table:table-cell table:style-name="ce27" office:value-type="string" calcext:value-type="string">
            <text:p>Carg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rurgião/Cirurgião Assist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idente de Cirurgia ou Inter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strumentador ou Circulante de Sa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usionis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estesiologista/Anestesiologista Assiste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idente de Anestesia ou Inter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fermeiro Anestesista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xiliar do Anestesiologis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fermeiro de Crntro Cirurg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fermeiro de unidade de RP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fermeiro Assistenc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fermeiro Chef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pe de Avaliação pré operatória/pré anestes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uipe de apo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r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7" office:value-type="string" calcext:value-type="string">
            <office:annotation draw:style-name="gr1" draw:text-style-name="P2" svg:width="28.99mm" svg:height="9.39mm" svg:x="360.1mm" svg:y="265.88mm" draw:caption-point-x="-6.1mm" draw:caption-point-y="15.1mm">
              <dc:date>2019-04-01T00:00:00</dc:date>
              <text:p text:style-name="P1"><text:span text:style-name="T1">Verificar</text:span></text:p>
            </office:annotation>
            <text:p>Tempo de Experienc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7" office:value-type="string" calcext:value-type="string">
            <text:p>Regime de trabalh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iodo Integral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iodo Parc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oper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rat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r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7" office:value-type="string" calcext:value-type="string">
            <text:p>Grupo étn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g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ge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mare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co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frodescenden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á quanto tempo trabalha neste hospital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dade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7" office:value-type="string" calcext:value-type="string">
            <text:p>Turno Habitu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iodo Integr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iodo Parci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ur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nos Variaveis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7" office:value-type="string" calcext:value-type="string">
            <text:p>Sex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8:52:46.4253014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7:43:17.145515227</meta:creation-date>
    <dc:date>2019-04-04T20:05:09.739010228</dc:date>
    <meta:editing-duration>PT9M28S</meta:editing-duration>
    <meta:editing-cycles>3</meta:editing-cycles>
    <meta:generator>LibreOffice/6.0.7.3$Linux_X86_64 LibreOffice_project/00m0$Build-3</meta:generator>
    <meta:document-statistic meta:table-count="1" meta:cell-count="135" meta:object-count="0"/>
  </office:meta>
</office:document-meta>
</file>